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arrangementofsections">
      <style:paragraph-properties fo:text-align="start" style:justify-single-word="false"/>
    </style:style>
    <style:style style:name="P10" style:family="paragraph" style:parent-style-name="bill">
      <style:paragraph-properties text:number-lines="true" text:line-number="5"/>
    </style:style>
    <style:style style:name="P11" style:family="paragraph" style:parent-style-name="centered">
      <style:paragraph-properties text:number-lines="false" text:line-number="0"/>
      <style:text-properties style:font-name="Times New Roman3" style:font-name-asian="Times New Roman3" style:font-name-complex="Times New Roman3"/>
    </style:style>
    <style:style style:name="P12"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3" style:family="paragraph" style:parent-style-name="Standard">
      <style:paragraph-properties text:number-lines="false" text:line-number="0"/>
    </style:style>
    <style:style style:name="P14" style:family="paragraph" style:parent-style-name="Standard">
      <style:paragraph-properties text:number-lines="false" text:line-number="0"/>
      <style:text-properties style:font-name="Times New Roman3" style:font-name-asian="Times New Roman3" style:font-name-complex="Times New Roman3"/>
    </style:style>
    <style:style style:name="P15" style:family="paragraph" style:parent-style-name="bill">
      <style:paragraph-properties text:number-lines="false" text:line-number="0"/>
    </style:style>
    <style:style style:name="P16" style:family="paragraph" style:parent-style-name="shorttitlebackpage">
      <style:paragraph-properties text:number-lines="false" text:line-number="0"/>
    </style:style>
    <style:style style:name="P17" style:family="paragraph" style:parent-style-name="hr2">
      <style:paragraph-properties text:number-lines="false" text:line-number="0"/>
    </style:style>
    <style:style style:name="P18" style:family="paragraph" style:parent-style-name="hr2">
      <style:paragraph-properties text:number-lines="false" text:line-number="0"/>
      <style:text-properties style:font-name="Times New Roman"/>
    </style:style>
    <style:style style:name="P19" style:family="paragraph" style:parent-style-name="hr2">
      <style:paragraph-properties text:number-lines="false" text:line-number="0"/>
      <style:text-properties style:font-name="Times New Roman3" style:font-name-asian="Times New Roman3" style:font-name-complex="Times New Roman3"/>
    </style:style>
    <style:style style:name="P20" style:family="paragraph" style:parent-style-name="asinitiated">
      <style:paragraph-properties text:number-lines="false" text:line-number="0"/>
    </style:style>
    <style:style style:name="P21" style:family="paragraph" style:parent-style-name="shorttitleirish">
      <style:text-properties fo:text-transform="uppercase"/>
    </style:style>
    <style:style style:name="P22" style:family="paragraph" style:parent-style-name="shorttitleenglish">
      <style:paragraph-properties text:number-lines="true" text:line-number="0"/>
    </style:style>
    <style:style style:name="P23" style:family="paragraph" style:parent-style-name="section">
      <style:paragraph-properties fo:break-before="page"/>
    </style:style>
    <style:style style:name="P24" style:family="paragraph" style:parent-style-name="backpageprovision_5f_no_5f_line_5f_numbering">
      <style:text-properties style:font-name="Times New Roman3" style:font-name-asian="Times New Roman3" style:font-name-complex="Times New Roman3"/>
    </style:style>
    <style:style style:name="P25" style:family="paragraph" style:parent-style-name="Standard" style:master-page-name="frontcover">
      <style:paragraph-properties style:page-number="1"/>
    </style:style>
    <style:style style:name="P26" style:family="paragraph" style:parent-style-name="graphic" style:master-page-name="First_20_Page">
      <style:paragraph-properties style:page-number="1"/>
    </style:style>
    <style:style style:name="P27" style:family="paragraph" style:parent-style-name="graphic" style:master-page-name="Standard">
      <style:paragraph-properties style:page-number="auto" text:number-lines="false" text:line-number="0"/>
    </style:style>
    <style:style style:name="P28" style:family="paragraph" style:parent-style-name="tocsectionnumber" style:master-page-name="Standard">
      <style:paragraph-properties style:page-number="auto"/>
    </style:style>
    <style:style style:name="T1" style:family="text">
      <style:text-properties fo:font-weight="normal"/>
    </style:style>
    <style:style style:name="T2" style:family="text">
      <style:text-properties fo:font-weight="bold"/>
    </style:style>
    <style:style style:name="T3" style:family="text">
      <style:text-properties fo:text-transform="uppercase"/>
    </style:style>
    <style:style style:name="T4" style:family="text">
      <style:text-properties style:font-name="Times New Roman"/>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style:font-name="Times New Roman3"/>
    </style:style>
    <style:style style:name="T7" style:family="text">
      <style:text-properties fo:font-style="italic" style:font-style-asian="italic" style:font-style-complex="italic"/>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7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Thoirmeasc ar Pheitriliam i dTír Mór a Thaiscéaladh agus a Astarraingt, 2016" text:name="GA_shorttitle"/>
        <text:user-field-decl office:value-type="string" office:string-value="Prohibition of the Exploration and Extraction of Onshore Petroleum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provide for the prohibition of the exploration and extraction of petroleum from shale rock, tight sands and coal seams in the Irish onshore and Ireland's internal waters. Be in enacted by the Oireachtas as follows: Interpretation" text:name="EN_longtitle"/>
        <text:user-field-decl office:value-type="string" office:string-value="GA_shorttitle_caps" text:name="GA_shorttitle_caps"/>
      </text:user-field-decls>
      <text:p text:style-name="P25"/>
      <text:p text:style-name="Standard"/>
      <text:p text:style-name="graphic_5f_frontpage"/>
      <text:p text:style-name="hr"/>
      <text:p text:style-name="shorttitleirish_5f_frontpage"><text:span text:style-name="bold_5f_noitalic_5f_nounderline"><text:span text:style-name="T4">An Bille um Thoirmeasc ar Pheitriliam i dTír Mór a Thaiscéaladh agus a Astarraingt, 2016</text:span></text:span></text:p>
      <text:p text:style-name="shorttitleenglish_5f_frontpage"><text:span text:style-name="bold_5f_noitalic_5f_nounderline"><text:span text:style-name="T4">Prohibition of the Exploration and Extraction of Onshore Petroleum Bill 2016</text:span></text:span></text:p>
      <text:p text:style-name="P7"/>
      <text:p text:style-name="asinitiated"><text:span text:style-name="bold_5f_noitalic_5f_nounderline"><text:span text:style-name="T5">Mar a tionscnaíodh</text:span></text:span></text:p>
      <text:p text:style-name="asinitiated"><text:span text:style-name="bold_5f_noitalic_5f_nounderline"><text:span text:style-name="T5">As initiated</text:span></text:span></text:p>
      <text:p text:style-name="hr"/>
      <text:p text:style-name="P26"/>
      <text:p text:style-name="P21"><text:user-field-get text:name="GA_shorttitle">An Bille um Thoirmeasc ar Pheitriliam i dTír Mór a Thaiscéaladh agus a Astarraingt, 2016</text:user-field-get></text:p>
      <text:p text:style-name="shorttitleenglish"><text:span text:style-name="bold_5f_noitalic_5f_nounderline"><text:span text:style-name="T2"><text:user-field-get text:name="EN_shorttitle">Prohibition of the Exploration and Extraction of Onshore Petroleum Bill 2016</text:user-field-get></text:span></text:span></text:p>
      <text:p text:style-name="hr"/>
      <text:p text:style-name="P5"><text:span text:style-name="nobold_5f_italic_5f_nounderline"><text:user-field-get text:name="GA_DOC_STAGE">Mar a tionscnaíodh</text:user-field-get></text:span></text:p>
      <text:p text:style-name="P8"><text:span text:style-name="nobold_5f_italic_5f_nounderline"><text:user-field-get text:name="EN_DOC_STAGE">As initiated</text:user-field-get></text:span></text:p>
      <text:p text:style-name="hr"/>
      <text:p text:style-name="P6"/>
      <text:p text:style-name="arrangementofsections">CONTENTS</text:p>
      <text:p text:style-name="arrangementofsections"/>
      <text:p text:style-name="P9">Section</text:p>
      <text:p text:style-name="tocsectionnumber">1. <text:bookmark-ref text:reference-format="text" text:ref-name="toc_book_1">Interpretation</text:bookmark-ref></text:p>
      <text:p text:style-name="tocsectionnumber">2. <text:bookmark-ref text:reference-format="text" text:ref-name="toc_book_2">Prohibition</text:bookmark-ref></text:p>
      <text:p text:style-name="tocsectionnumber">3. <text:bookmark-ref text:reference-format="text" text:ref-name="toc_book_3">Short title</text:bookmark-ref></text:p>
      <text:p text:style-name="tocsectionnumber"/>
      <text:p text:style-name="P28"/>
      <text:p text:style-name="P27"/>
      <text:p text:style-name="hr"/>
      <text:p text:style-name="shorttitleirish"><text:hidden-text text:condition="ooow:" text:string-value="P4:L1" text:is-hidden="true"/><text:span text:style-name="T3"><text:user-field-get text:name="GA_shorttitle">An Bille um Thoirmeasc ar Pheitriliam i dTír Mór a Thaiscéaladh agus a Astarraingt, 2016</text:user-field-get></text:span><text:span text:style-name="T3"><text:hidden-text text:condition="ooow:" text:string-value="P4:L2" text:is-hidden="true"/></text:span></text:p>
      <text:p text:style-name="P22"><text:hidden-text text:condition="ooow:" text:string-value="P4:L3" text:is-hidden="true"/><text:span text:style-name="bold_5f_noitalic_5f_nounderline"><text:span text:style-name="T2"><text:user-field-get text:name="EN_shorttitle">Prohibition of the Exploration and Extraction of Onshore Petroleum Bill 2016</text:user-field-get></text:span></text:span><text:span text:style-name="bold_5f_noitalic_5f_nounderline"><text:span text:style-name="T2"><text:hidden-text text:condition="ooow:" text:string-value="P4:L4" text:is-hidden="true"/></text:span></text:span><text:span text:style-name="bold_5f_noitalic_5f_nounderline"><text:span text:style-name="T2"> </text:span></text:span></text:p>
      <text:p text:style-name="hr"/>
      <text:p text:style-name="P10"><text:hidden-text text:condition="ooow:" text:string-value="P4:L5" text:is-hidden="true"/><text:user-field-get text:name="STATUS">Bill</text:user-field-get></text:p>
      <text:p text:style-name="entitled"><text:hidden-text text:condition="ooow:" text:string-value="P4:L6" text:is-hidden="true"/>entitled</text:p>
      <text:p text:style-name="longtitle"><text:hidden-text text:condition="ooow:" text:string-value="P4:L7" text:is-hidden="true"/>An Act to provide for the prohibition of the exploration and extraction of petroleum <text:hidden-text text:condition="ooow:" text:string-value="P4:L8" text:is-hidden="true"/>from shale rock, tight sands and coal seams in the Irish onshore and Ireland’s internal <text:hidden-text text:condition="ooow:" text:string-value="P4:L9" text:is-hidden="true"/>waters.</text:p>
      <text:p text:style-name="enacted"><text:hidden-text text:condition="ooow:" text:string-value="P4:L10" text:is-hidden="true"/>Be it enacted by the Oireachtas as follows:</text:p>
      <text:p text:style-name="shouldernote"><text:hidden-text text:condition="ooow:" text:string-value="P4:L11" text:is-hidden="true"/><text:bookmark-start text:name="toc_book_1"/>Interpretation<text:bookmark-end text:name="toc_book_1"/></text:p>
      <text:p text:style-name="section"><text:hidden-text text:condition="ooow:" text:string-value="P4:L12" text:is-hidden="true"/><text:reference-mark-start text:name="sectionnumber_1"/><text:span text:style-name="T2"><text:sequence text:ref-name="refsectionnumber0" text:name="sectionnumber" style:num-format="1">1</text:sequence></text:span><text:reference-mark-end text:name="sectionnumber_1"/><text:span text:style-name="T2">.</text:span><text:tab/>In this Act⁠—</text:p>
      <text:p text:style-name="section"><text:hidden-text text:condition="ooow:" text:string-value="P4:L13" text:is-hidden="true"/><text:tab/>“coal seams” means a layer or stratum of mineral coal;</text:p>
      <text:p text:style-name="section"><text:hidden-text text:condition="ooow:" text:string-value="P4:L14" text:is-hidden="true"/><text:tab/>“Irish onshore and Ireland’s internal waters” means all the land comprising the Republic <text:hidden-text text:condition="ooow:" text:string-value="P4:L15" text:is-hidden="true"/>of Ireland and its onshore lakes, rivers and streams;</text:p>
      <text:p text:style-name="section"><text:hidden-text text:condition="ooow:" text:string-value="P4:L16" text:is-hidden="true"/><text:tab/>“petroleum” includes any mineral oil or relative hydrocarbon and natural gas and other <text:hidden-text text:condition="ooow:" text:string-value="P4:L17" text:is-hidden="true"/>liquid or gaseous hydrocarbons and their derivatives or constituent substances existing in <text:hidden-text text:condition="ooow:" text:string-value="P4:L18" text:is-hidden="true"/>its natural condition in strata which can be extracted and refined to produce fuels <text:hidden-text text:condition="ooow:" text:string-value="P4:L19" text:is-hidden="true"/>including petrol, paraffin, oil, diesel, liquid natural gas or natural gas;</text:p>
      <text:p text:style-name="section"><text:hidden-text text:condition="ooow:" text:string-value="P4:L20" text:is-hidden="true"/><text:tab/>“shale rock” means a fine-grained sedimentary rock that forms from the compaction of <text:hidden-text text:condition="ooow:" text:string-value="P4:L21" text:is-hidden="true"/>silt and clay-size mineral particles which readily splits into thin pieces along its <text:hidden-text text:condition="ooow:" text:string-value="P4:L22" text:is-hidden="true"/>laminations and which contains organic material that sometimes breaks down to form <text:hidden-text text:condition="ooow:" text:string-value="P4:L23" text:is-hidden="true"/>natural gas or oil;</text:p>
      <text:p text:style-name="section"><text:hidden-text text:condition="ooow:" text:string-value="P4:L24" text:is-hidden="true"/><text:tab/>“tight sands” are low permeability sandstone reservoirs that produce primarily dry <text:hidden-text text:condition="ooow:" text:string-value="P4:L25" text:is-hidden="true"/>natural gas. A tight gas reservoir is one that cannot be produced without assistance from <text:hidden-text text:condition="ooow:" text:string-value="P4:L26" text:is-hidden="true"/>stimulation treatments to increase permeability to aid extraction.</text:p>
      <text:p text:style-name="shouldernote"><text:hidden-text text:condition="ooow:" text:string-value="P4:L27" text:is-hidden="true"/><text:bookmark-start text:name="toc_book_2"/>Prohibition<text:bookmark-end text:name="toc_book_2"/></text:p>
      <text:p text:style-name="section"><text:hidden-text text:condition="ooow:" text:string-value="P4:L28"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Notwithstanding the provisions of any other Act of the Oireachtas, no Minister, Agency, <text:hidden-text text:condition="ooow:" text:string-value="P4:L29" text:is-hidden="true"/>Planning Authority or Body acting on behalf of the State shall grant an authorisation and/<text:hidden-text text:condition="ooow:" text:string-value="P4:L30" text:is-hidden="true"/>or grant of any consent, licence, permit, lease or undertaking for the exploration or <text:hidden-text text:condition="ooow:" text:string-value="P4:L31" text:is-hidden="true"/>extraction of petroleum from shale rock, tight sands or coal seams in the Irish onshore <text:hidden-text text:condition="ooow:" text:string-value="P4:L32" text:is-hidden="true"/>and Ireland’s internal waters.</text:p>
      <text:p text:style-name="shouldernote"><text:soft-page-break/><text:hidden-text text:condition="ooow:" text:string-value="P5:L1" text:is-hidden="true"/><text:bookmark-start text:name="toc_book_3"/>Short title<text:bookmark-end text:name="toc_book_3"/></text:p>
      <text:p text:style-name="section"><text:hidden-text text:condition="ooow:" text:string-value="P5:L2"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his Act may be cited as the Prohibition of the Exploration and Extraction of Onshore <text:hidden-text text:condition="ooow:" text:string-value="P5:L3" text:is-hidden="true"/>Petroleum Act 2016.</text:p>
      <text:p text:style-name="P23"><text:hidden-text text:condition="ooow:" text:string-value="P6:L1" text:is-hidden="true"/> </text:p>
      <table:table table:name="Table1" table:style-name="Table1">
        <table:table-column table:style-name="Table1.A"/>
        <table:table-column table:style-name="Table1.B"/>
        <table:table-row>
          <table:table-cell table:style-name="Table1.A1" office:value-type="string">
            <text:p text:style-name="P16"><text:hidden-text text:condition="ooow:" text:string-value="P7:L1" text:is-hidden="true"/>An Bille um Thoirmeasc ar Pheitriliam i dTír <text:hidden-text text:condition="ooow:" text:string-value="P7:L2" text:is-hidden="true"/>Mór a Thaiscéaladh agus a Astarraingt, 2016</text:p>
            <text:p text:style-name="P13"><text:hidden-text text:condition="ooow:" text:string-value="P7:L3" text:is-hidden="true"/><text:span text:style-name="bold_5f_noitalic_5f_nounderline"><text:span text:style-name="T4"> </text:span></text:span></text:p>
            <text:p text:style-name="P18"><text:hidden-text text:condition="ooow:" text:string-value="P7:L4" text:is-hidden="true"/> <text:s text:c="22"/></text:p>
            <text:p text:style-name="P15"><text:hidden-text text:condition="ooow:" text:string-value="P7:L5" text:is-hidden="true"/>BILLE</text:p>
            <text:p text:style-name="P20"><text:hidden-text text:condition="ooow:" text:string-value="P7:L6" text:is-hidden="true"/>(mar a tionscnaíodh)</text:p>
            <text:p text:style-name="P20"><text:hidden-text text:condition="ooow:" text:string-value="P7:L7" text:is-hidden="true"/>d<text:span text:style-name="T6">á ngairtear</text:span></text:p>
            <text:p text:style-name="P13"><text:hidden-text text:condition="ooow:" text:string-value="P7:L8" text:is-hidden="true"/> </text:p>
            <text:p text:style-name="P24"><text:hidden-text text:condition="ooow:" text:string-value="P7:L9" text:is-hidden="true"/>Acht do dhéanamh socrú maidir le toirmeasc ar <text:hidden-text text:condition="ooow:" text:string-value="P7:L10" text:is-hidden="true"/>pheitriliam a thaiscéaladh agus a astarraingt as <text:hidden-text text:condition="ooow:" text:string-value="P7:L11" text:is-hidden="true"/>leaca scealla, gaineamhchlocha teanna agus <text:hidden-text text:condition="ooow:" text:string-value="P7:L12" text:is-hidden="true"/>síoga guail i dtír mór na hÉireann agus in uiscí <text:hidden-text text:condition="ooow:" text:string-value="P7:L13" text:is-hidden="true"/>inmheánacha na hÉireann.</text:p>
            <text:p text:style-name="P18"><text:hidden-text text:condition="ooow:" text:string-value="P7:L14" text:is-hidden="true"/> </text:p>
            <text:p text:style-name="P12"><text:hidden-text text:condition="ooow:" text:string-value="P7:L15" text:is-hidden="true"/>An Teachta Antoine Mac Lochlainn a thug isteach,</text:p>
            <text:p text:style-name="P11"><text:hidden-text text:condition="ooow:" text:string-value="P7:L16" text:is-hidden="true"/>8 <text:span text:style-name="T7">Meitheamh,</text:span> 2016</text:p>
            <text:p text:style-name="P19"><text:hidden-text text:condition="ooow:" text:string-value="P7:L17" text:is-hidden="true"/> </text:p>
            <text:p text:style-name="P14"><text:hidden-text text:condition="ooow:" text:string-value="P7:L18" text:is-hidden="true"/> </text:p>
          </table:table-cell>
          <table:table-cell table:style-name="Table1.B1" office:value-type="string">
            <text:p text:style-name="P16">Prohibition of the Exploration and Extraction of Onshore Petroleum Bill 2016</text:p>
            <text:p text:style-name="P13"><text:span text:style-name="bold_5f_noitalic_5f_nounderline"><text:span text:style-name="T4"/></text:span></text:p>
            <text:p text:style-name="P17"><text:s/></text:p>
            <text:p text:style-name="P15">BILL</text:p>
            <text:p text:style-name="P20">(as initiated)</text:p>
            <text:p text:style-name="P20">entitled</text:p>
            <text:p text:style-name="P13"/>
            <text:p text:style-name="backpageprovision_5f_no_5f_line_5f_numbering">An Act to provide for the prohibition of the exploration and extraction of petroleum from shale rock, tight sands and coal seams in the Irish onshore and Ireland’s internal waters.<text:span text:style-name="bold_5f_noitalic_5f_nounderline"><text:span text:style-name="T4"><text:line-break/></text:span></text:span></text:p>
            <text:p text:style-name="P17"/>
            <text:p text:style-name="P12">Introduced by Deputy Tony McLoughlin,</text:p>
            <text:p text:style-name="P11">8<text:span text:style-name="T7">th June,</text:span> 2016</text:p>
            <text:p text:style-name="P17"/>
            <text:p text:style-name="P13"/>
          </table:table-cell>
        </table:table-row>
      </table:table>
      <text:p text:style-name="Standard"><text:hidden-text text:condition="ooow:" text:string-value="P7:L19"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7 of 2016" text:name="Footer"/>
        </text:user-field-decls>
        <text:p text:style-name="P2"><text:span text:style-name="T1"><text:tab/>[</text:span><text:span text:style-name="T1"><text:user-field-get text:name="Footer">No. 37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37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13:45</dc:date>
    <meta:printed-by>Nici Higgins</meta:printed-by>
    <meta:print-date>2009-05-27T14:24:24</meta:print-date>
    <meta:editing-cycles>639</meta:editing-cycles>
    <meta:editing-duration>P2DT5H49M35S</meta:editing-duration>
    <meta:user-defined meta:name="Info 1"/>
    <meta:user-defined meta:name="Info 2"/>
    <meta:user-defined meta:name="Info 3"/>
    <meta:user-defined meta:name="Info 4"/>
    <meta:document-statistic meta:table-count="1" meta:image-count="0" meta:object-count="0" meta:page-count="8" meta:paragraph-count="61" meta:word-count="453" meta:character-count="2959"/>
  </office:meta>
</office:document-meta>
</file>